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svg:stroke-width="0.2cm" svg:stroke-color="#778899" draw:marker-start-width="0.5cm" draw:marker-end="Arrow_20_large" draw:marker-end-width="0.6cm" draw:fill="none" draw:textarea-vertical-align="middle" fo:padding-top="0.225cm" fo:padding-bottom="0.225cm" fo:padding-left="0.35cm" fo:padding-right="0.35cm" loext:decorative="false"/>
    </style:style>
    <style:style style:name="gr2" style:family="graphic" style:parent-style-name="standard">
      <style:graphic-properties draw:stroke="none" svg:stroke-color="#000000" draw:fill="none" draw:fill-color="#ffffff" draw:auto-grow-height="true" draw:auto-grow-width="false" fo:min-height="0.25cm" loext:decorative="false"/>
      <style:paragraph-properties style:writing-mode="lr-tb"/>
    </style:style>
    <style:style style:name="gr3" style:family="graphic" style:parent-style-name="standard">
      <style:graphic-properties draw:stroke="none" svg:stroke-width="0cm" draw:marker-start-width="0.5cm" draw:marker-end-width="0.5cm" draw:fill="gradient" draw:fill-color="#3465a4" draw:fill-gradient-name="Gradient_20_4" draw:gradient-step-count="0" draw:opacity="100%" draw:textarea-horizontal-align="center" draw:textarea-vertical-align="middle" fo:padding-top="0.225cm" fo:padding-bottom="0.225cm" fo:padding-left="0.35cm" fo:padding-right="0.35cm" loext:decorative="false"/>
    </style:style>
    <style:style style:name="gr4" style:family="graphic" style:parent-style-name="standard">
      <style:graphic-properties draw:stroke="none" svg:stroke-color="#000000" draw:fill="none" draw:fill-color="#ffffff" draw:auto-grow-height="true" draw:auto-grow-width="false" fo:min-height="1.267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P1" style:family="paragraph">
      <loext:graphic-properties draw:fill="none"/>
      <style:paragraph-properties fo:text-align="center"/>
    </style:style>
    <style:style style:name="P2" style:family="paragraph">
      <style:text-properties fo:color="#00c832" loext:opacity="100%" fo:font-size="32pt" fo:font-weight="bold"/>
    </style:style>
    <style:style style:name="P3" style:family="paragraph">
      <loext:graphic-properties draw:fill="none" draw:fill-color="#ffffff"/>
      <style:text-properties fo:color="#00c832" loext:opacity="100%" fo:font-size="32pt" fo:font-weight="bold"/>
    </style:style>
    <style:style style:name="P4" style:family="paragraph">
      <style:text-properties fo:color="#ff0000" loext:opacity="100%" fo:font-size="32pt" fo:font-weight="bold"/>
    </style:style>
    <style:style style:name="P5" style:family="paragraph">
      <loext:graphic-properties draw:fill="none" draw:fill-color="#ffffff"/>
      <style:text-properties fo:color="#ff0000" loext:opacity="100%" fo:font-size="32pt" fo:font-weight="bold"/>
    </style:style>
    <style:style style:name="P6" style:family="paragraph">
      <loext:graphic-properties draw:fill="gradient" draw:fill-color="#3465a4" draw:fill-gradient-name="Gradient_20_4" draw:gradient-step-count="0" draw:opacity="100%"/>
      <style:paragraph-properties fo:text-align="center"/>
    </style:style>
    <style:style style:name="P7" style:family="paragraph">
      <style:text-properties fo:color="#778899" loext:opacity="100%" fo:font-size="32pt" fo:font-weight="bold"/>
    </style:style>
    <style:style style:name="P8" style:family="paragraph">
      <loext:graphic-properties draw:fill="none" draw:fill-color="#ffffff"/>
      <style:text-properties fo:color="#778899" loext:opacity="100%" fo:font-size="32pt" fo:font-weight="bold"/>
    </style:style>
    <style:style style:name="T1" style:family="text">
      <style:text-properties fo:color="#00c832" loext:opacity="100%" fo:font-size="32pt" fo:font-weight="bold"/>
    </style:style>
    <style:style style:name="T2" style:family="text">
      <style:text-properties fo:color="#ff0000" loext:opacity="100%" fo:font-size="32pt" fo:font-weight="bold"/>
    </style:style>
    <style:style style:name="T3" style:family="text">
      <style:text-properties fo:color="#778899" loext:opacity="100%" fo:font-size="32pt"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4cm" svg:y1="18cm" svg:x2="4cm" svg:y2="2cm">
          <text:p/>
        </draw:line>
        <draw:line draw:style-name="gr1" draw:text-style-name="P1" draw:layer="layout" svg:x1="4cm" svg:y1="18cm" svg:x2="25cm" svg:y2="18cm">
          <text:p/>
        </draw:line>
        <draw:frame draw:style-name="gr2" draw:text-style-name="P3" draw:layer="layout" svg:width="6.25cm" svg:height="1.517cm" svg:x="7cm" svg:y="2.983cm">
          <draw:text-box>
            <text:p text:style-name="P2"><text:span text:style-name="T1">Real Time</text:span></text:p>
          </draw:text-box>
        </draw:frame>
        <draw:frame draw:style-name="gr2" draw:text-style-name="P5" draw:layer="layout" svg:width="6.25cm" svg:height="1.517cm" svg:x="19cm" svg:y="13cm">
          <draw:text-box>
            <text:p text:style-name="P4"><text:span text:style-name="T2">Historical</text:span></text:p>
          </draw:text-box>
        </draw:frame>
        <draw:path draw:style-name="gr3" draw:text-style-name="P6" draw:layer="layout" svg:width="17.974cm" svg:height="13.073cm" svg:x="6.025cm" svg:y="3.017cm" svg:viewBox="0 0 17975 13074" svg:d="M100 0h100c0 1074 92 2082 277 3022 185 938 462 1809 831 2613 369 803 830 1539 1383 2208s1199 1271 1936 1807c1480 1074 3331 1879 5551 2416 2228 539 4827 808 7797 808v100 100c-2988 0-5603-271-7844-814-2249-544-4122-1360-5621-2448-752-546-1410-1160-1973-1842-565-682-1035-1433-1411-2252-375-818-657-1704-845-2658-187-952-281-1972-281-3060z">
          <text:p/>
        </draw:path>
        <draw:frame draw:style-name="gr4" draw:text-style-name="P8" draw:layer="layout" svg:width="3.25cm" svg:height="1.517cm" svg:x="12cm" svg:y="18.233cm">
          <draw:text-box>
            <text:p text:style-name="P7"><text:span text:style-name="T3">Time</text:span></text:p>
          </draw:text-box>
        </draw:frame>
        <draw:frame draw:style-name="gr5" draw:text-style-name="P8" draw:layer="layout" svg:width="3.5cm" svg:height="1.517cm" draw:transform="rotate (1.5707963267949) translate (2.233cm 11.5cm)">
          <draw:text-box>
            <text:p text:style-name="P7"><text:span text:style-name="T3">Value</text:span></text:p>
          </draw:text-box>
        </draw:frame>
        <draw:frame draw:style-name="gr4" draw:text-style-name="P8" draw:layer="layout" svg:width="1cm" svg:height="1.517cm" svg:x="2.75cm" svg:y="18.25cm">
          <draw:text-box>
            <text:p text:style-name="P7"><text:span text:style-name="T3">0</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2cd32" draw:end-color="#ff0000" draw:start-intensity="100%" draw:end-intensity="100%" draw:angle="30deg" draw:border="0%">
      <loext:gradient-stop svg:offset="0" loext:color-type="rgb" loext:color-value="#32cd32"/>
      <loext:gradient-stop svg:offset="1" loext:color-type="rgb" loext:color-value="#ff0000"/>
    </draw:gradient>
    <draw:gradient draw:name="Gradient_20_2" draw:display-name="Gradient 2" draw:style="linear" draw:start-color="#32cd32" draw:end-color="#ff0000" draw:start-intensity="100%" draw:end-intensity="100%" draw:angle="15deg" draw:border="0%">
      <loext:gradient-stop svg:offset="0" loext:color-type="rgb" loext:color-value="#32cd32"/>
      <loext:gradient-stop svg:offset="1" loext:color-type="rgb" loext:color-value="#ff0000"/>
    </draw:gradient>
    <draw:gradient draw:name="Gradient_20_3" draw:display-name="Gradient 3" draw:style="linear" draw:start-color="#00c800" draw:end-color="#ff0000" draw:start-intensity="100%" draw:end-intensity="100%" draw:angle="30deg" draw:border="0%">
      <loext:gradient-stop svg:offset="0" loext:color-type="rgb" loext:color-value="#00c800"/>
      <loext:gradient-stop svg:offset="1" loext:color-type="rgb" loext:color-value="#ff0000"/>
    </draw:gradient>
    <draw:gradient draw:name="Gradient_20_4" draw:display-name="Gradient 4" draw:style="linear" draw:start-color="#00c832" draw:end-color="#ff0000" draw:start-intensity="100%" draw:end-intensity="100%" draw:angle="30deg" draw:border="0%">
      <loext:gradient-stop svg:offset="0" loext:color-type="rgb" loext:color-value="#00c832"/>
      <loext:gradient-stop svg:offset="1" loext:color-type="rgb" loext:color-value="#ff0000"/>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Arrow_20_large" draw:display-name="Arrow large" svg:viewBox="0 0 20 40" svg:d="M0 40l10-40 10 40z"/>
    <draw:marker draw:name="Arrowheads_20_1" draw:display-name="Arrowheads 1" svg:viewBox="0 0 20 20" svg:d="M0 20l10-20 10 2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gradient" draw:fill-color="#729fcf" draw:fill-gradient-name="Gradient_20_2" draw:gradient-step-count="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gradient" draw:fill-gradient-name="Gradient_20_1" draw:gradient-step-count="0"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7:42:09.805767894</meta:creation-date>
    <dc:date>2024-05-08T08:04:55.127488542</dc:date>
    <meta:editing-duration>PT2M12S</meta:editing-duration>
    <meta:editing-cycles>1</meta:editing-cycles>
    <meta:document-statistic meta:object-count="8"/>
    <meta:generator>LibreOffice/24.2.2.2$Linux_X86_64 LibreOffice_project/420$Build-2</meta:generator>
  </office:meta>
</office:document-meta>
</file>